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color="#000000" draw:fill-color="#b4c7dc" draw:textarea-horizontal-align="justify" draw:textarea-vertical-align="middle" draw:auto-grow-height="false" fo:min-height="13.718cm" fo:min-width="13.49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193cm"/>
      <style:paragraph-properties style:writing-mode="lr-tb"/>
    </style:style>
    <style:style style:name="gr4" style:family="graphic" style:parent-style-name="standard">
      <style:graphic-properties svg:stroke-width="0.2cm" draw:marker-start="Arrow" draw:marker-start-width="0.5cm" draw:marker-end="Arrow" draw:marker-end-width="0.5cm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9cm" fo:min-width="2.0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8cm" fo:min-width="3.791cm"/>
      <style:paragraph-properties style:writing-mode="lr-tb"/>
    </style:style>
    <style:style style:name="gr7" style:family="graphic" style:parent-style-name="standard">
      <style:graphic-properties svg:stroke-color="#000000" draw:fill="solid" draw:fill-color="#81aca6" draw:textarea-horizontal-align="justify" draw:textarea-vertical-align="middle" draw:auto-grow-height="false" fo:min-height="3.867cm" fo:min-width="5.849cm"/>
      <style:paragraph-properties style:writing-mode="lr-tb"/>
    </style:style>
    <style:style style:name="gr8" style:family="graphic" style:parent-style-name="standard">
      <style:graphic-properties svg:stroke-color="#000000" draw:fill="solid" draw:fill-color="#81aca6" draw:textarea-horizontal-align="justify" draw:textarea-vertical-align="middle" draw:auto-grow-height="false" fo:min-height="4.689cm" fo:min-width="8.458cm"/>
      <style:paragraph-properties style:writing-mode="lr-tb"/>
    </style:style>
    <style:style style:name="gr9" style:family="graphic" style:parent-style-name="standard">
      <style:graphic-properties svg:stroke-width="0.1cm" draw:marker-start="" draw:marker-start-width="0.35cm" draw:marker-end="" draw:marker-end-width="0.35cm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1cm" draw:marker-start-width="0.35cm" draw:marker-end="" draw:marker-end-width="0.35cm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bf0041" draw:marker-start-width="0.35cm" draw:marker-end="Arrow" draw:marker-end-width="0.35cm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1cm" draw:marker-start-width="0.35cm" draw:marker-end="Arrow" draw:marker-end-width="0.35cm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0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9cm" fo:min-width="3.54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9cm" fo:min-width="3.634cm"/>
      <style:paragraph-properties style:writing-mode="lr-tb"/>
    </style:style>
    <style:style style:name="gr20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712cm" fo:min-width="2.398cm" fo:padding-top="0.175cm" fo:padding-bottom="0.175cm" fo:padding-left="0.3cm" fo:padding-right="0.3cm"/>
      <style:paragraph-properties style:writing-mode="lr-tb"/>
    </style:style>
    <style:style style:name="gr21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712cm" fo:min-width="2.013cm" fo:padding-top="0.175cm" fo:padding-bottom="0.175cm" fo:padding-left="0.3cm" fo:padding-right="0.3cm"/>
      <style:paragraph-properties style:writing-mode="lr-tb"/>
    </style:style>
    <style:style style:name="gr22" style:family="graphic" style:parent-style-name="standard">
      <style:graphic-properties svg:stroke-width="0.1cm" draw:marker-end="" draw:marker-end-width="0.3cm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svg:stroke-width="0.1cm" draw:marker-end="Arrow" draw:marker-end-width="0.3cm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712cm" fo:min-width="2.432cm" fo:padding-top="0.175cm" fo:padding-bottom="0.175cm" fo:padding-left="0.3cm" fo:padding-right="0.3cm"/>
      <style:paragraph-properties style:writing-mode="lr-tb"/>
    </style:style>
    <style:style style:name="gr25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712cm" fo:min-width="2.225cm" fo:padding-top="0.175cm" fo:padding-bottom="0.175cm" fo:padding-left="0.3cm" fo:padding-right="0.3cm"/>
      <style:paragraph-properties style:writing-mode="lr-tb"/>
    </style:style>
    <style:style style:name="gr26" style:family="graphic" style:parent-style-name="standard">
      <style:graphic-properties svg:stroke-width="0.1cm" svg:stroke-color="#bf0041" draw:marker-start="Arrow" draw:marker-start-width="0.3cm" draw:marker-end="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svg:stroke-width="0.1cm" svg:stroke-color="#bf0041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svg:stroke-width="0.1cm" svg:stroke-color="#bf0041" draw:marker-end="Arrow" draw:marker-end-width="0.3cm" draw:textarea-vertical-align="middle" fo:padding-top="0.175cm" fo:padding-bottom="0.175cm" fo:padding-left="0.3cm" fo:padding-right="0.3cm"/>
    </style:style>
    <style:style style:name="gr29" style:family="graphic" style:parent-style-name="objectwithoutfill">
      <style:graphic-properties svg:stroke-width="0.1cm" svg:stroke-color="#bf0041" draw:marker-end="Arrow" draw:marker-end-width="0.3cm" draw:fill="solid" draw:textarea-vertical-align="middle" fo:padding-top="0.175cm" fo:padding-bottom="0.175cm" fo:padding-left="0.3cm" fo:padding-right="0.3cm"/>
    </style:style>
    <style:style style:name="gr30" style:family="graphic" style:parent-style-name="standard">
      <style:graphic-properties svg:stroke-width="0.3cm" svg:stroke-color="#bf0041" draw:marker-start-width="0.65cm" draw:marker-end="Arrow" draw:marker-end-width="0.65cm" draw:textarea-vertical-align="middle" fo:padding-top="0.275cm" fo:padding-bottom="0.275cm" fo:padding-left="0.4cm" fo:padding-right="0.4cm"/>
    </style:style>
    <style:style style:name="gr31" style:family="graphic" style:parent-style-name="standard">
      <style:graphic-properties svg:stroke-width="0.3cm" svg:stroke-color="#bf0041" draw:marker-start="Arrow" draw:marker-start-width="0.65cm" draw:marker-end="" draw:marker-end-width="0.65cm" draw:textarea-vertical-align="middle" fo:padding-top="0.275cm" fo:padding-bottom="0.275cm" fo:padding-left="0.4cm" fo:padding-right="0.4cm"/>
    </style:style>
    <style:style style:name="gr32" style:family="graphic" style:parent-style-name="standard">
      <style:graphic-properties draw:textarea-horizontal-align="justify" draw:textarea-vertical-align="middle" draw:auto-grow-height="false" fo:min-height="0.368cm" fo:min-width="0.7cm"/>
    </style:style>
    <style:style style:name="gr33" style:family="graphic" style:parent-style-name="standard">
      <style:graphic-properties draw:textarea-vertical-align="middle" draw:auto-grow-height="false" fo:min-height="1.31cm" fo:min-width="1.067cm" fo:wrap-option="wrap"/>
    </style:style>
    <style:style style:name="gr34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5" style:family="graphic" style:parent-style-name="objectwithoutfill">
      <style:graphic-properties svg:stroke-width="0.1cm" svg:stroke-color="#bf0041" draw:marker-end="" draw:marker-end-width="0.3cm" draw:fill="solid" draw:textarea-vertical-align="middle" fo:padding-top="0.175cm" fo:padding-bottom="0.175cm" fo:padding-left="0.3cm" fo:padding-right="0.3cm"/>
    </style:style>
    <style:style style:name="gr36" style:family="graphic" style:parent-style-name="standard">
      <style:graphic-properties draw:fill="solid" draw:fill-color="#50938a" draw:textarea-horizontal-align="justify" draw:textarea-vertical-align="middle" draw:auto-grow-height="false" fo:min-height="0.083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6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02cm"/>
      <style:paragraph-properties style:writing-mode="lr-tb"/>
    </style:style>
    <style:style style:name="gr40" style:family="graphic" style:parent-style-name="standard">
      <style:graphic-properties svg:stroke-color="#000000" draw:fill="solid" draw:fill-color="#81aca6" draw:textarea-horizontal-align="justify" draw:textarea-vertical-align="middle" draw:auto-grow-height="false" fo:min-height="4.282cm" fo:min-width="3.89cm"/>
      <style:paragraph-properties style:writing-mode="lr-tb"/>
    </style:style>
    <style:style style:name="gr41" style:family="graphic" style:parent-style-name="standard">
      <style:graphic-properties svg:stroke-width="0.2cm" draw:marker-start-width="0.5cm" draw:marker-end="Arrow" draw:marker-end-width="0.5cm" draw:textarea-vertical-align="middle" fo:padding-top="0.225cm" fo:padding-bottom="0.225cm" fo:padding-left="0.35cm" fo:padding-right="0.35cm"/>
    </style:style>
    <style:style style:name="gr42" style:family="graphic" style:parent-style-name="standard">
      <style:graphic-properties svg:stroke-color="#000000" draw:fill="solid" draw:fill-color="#81aca6" draw:textarea-horizontal-align="justify" draw:textarea-vertical-align="middle" draw:auto-grow-height="false" fo:min-height="2.092cm" fo:min-width="10.255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4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93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9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6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1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size="24pt" style:font-size-asian="24pt" style:font-size-complex="24pt"/>
    </style:style>
    <style:style style:name="P3" style:family="paragraph">
      <loext:graphic-properties draw:fill-color="#b4c7dc"/>
      <style:paragraph-properties fo:text-align="center" style:writing-mode="lr-tb"/>
      <style:text-properties fo:font-size="24pt" style:font-size-asian="24pt" style:font-size-complex="24pt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24pt" style:font-size-asian="24pt" style:font-size-complex="2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loext:graphic-properties draw:fill="solid" draw:fill-color="#81aca6"/>
      <style:paragraph-properties fo:text-align="center" style:writing-mode="lr-tb"/>
      <style:text-properties fo:font-size="24pt" style:font-size-asian="24pt" style:font-size-complex="24pt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solid" draw:fill-color="#50938a"/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25.995cm" svg:y1="24.018cm" svg:x2="41.583cm" svg:y2="38.21cm" draw:start-shape="id1" draw:start-glue-point="4" draw:end-shape="id2" draw:end-glue-point="5" svg:d="M25995 24018h15588v14192" svg:viewBox="0 0 15589 14193">
          <text:p/>
        </draw:connector>
        <draw:custom-shape draw:style-name="gr2" draw:text-style-name="P3" xml:id="id1" draw:id="id1" draw:layer="layout" svg:width="13.997cm" svg:height="13.968cm" svg:x="11.999cm" svg:y="14.022cm">
          <draw:glue-point draw:id="4" svg:x="5cm" svg:y="2.157cm"/>
          <draw:glue-point draw:id="5" svg:x="4.993cm" svg:y="-2.158cm"/>
          <draw:glue-point draw:id="6" svg:x="5cm" svg:y="-1.441cm"/>
          <draw:glue-point draw:id="7" svg:x="5cm" svg:y="1.427cm"/>
          <draw:glue-point draw:id="8" svg:x="5cm" svg:y="-0.723cm"/>
          <draw:glue-point draw:id="9" svg:x="5cm" svg:y="0.723cm"/>
          <draw:glue-point draw:id="10" svg:x="-3.553cm" svg:y="4.975cm"/>
          <draw:glue-point draw:id="11" svg:x="-2.145cm" svg:y="5cm"/>
          <draw:glue-point draw:id="12" svg:x="-0.708cm" svg:y="5cm"/>
          <draw:glue-point draw:id="13" svg:x="0.718cm" svg:y="5cm"/>
          <draw:glue-point draw:id="14" svg:x="5cm" svg:y="-2.875cm"/>
          <draw:glue-point draw:id="15" svg:x="5cm" svg:y="-3.619cm"/>
          <draw:glue-point draw:id="16" svg:x="5cm" svg:y="-4.33cm"/>
          <draw:glue-point draw:id="17" svg:x="4.283cm" svg:y="-4.985cm"/>
          <draw:glue-point draw:id="18" svg:x="5cm" svg:y="2.861cm"/>
          <draw:glue-point draw:id="19" svg:x="5cm" svg:y="3.605cm"/>
          <draw:glue-point draw:id="20" svg:x="4.275cm" svg:y="5cm"/>
          <draw:glue-point draw:id="21" svg:x="5cm" svg:y="4.309cm"/>
          <draw:glue-point draw:id="22" svg:x="2.889cm" svg:y="5cm"/>
          <draw:glue-point draw:id="23" svg:x="3.566cm" svg:y="5cm"/>
          <text:p text:style-name="P2"><text:span text:style-name="T1">IOb-I2S-TDM 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4.693cm" svg:height="1.195cm" svg:x="14.434cm" svg:y="10.946cm">
          <draw:text-box>
            <text:p text:style-name="P4"><text:span text:style-name="T2">AXI4 LITE</text:span></text:p>
          </draw:text-box>
        </draw:frame>
        <draw:connector draw:style-name="gr4" draw:text-style-name="P1" draw:layer="layout" svg:x1="19.029cm" svg:y1="8.581cm" svg:x2="18.997cm" svg:y2="13.951cm" draw:start-shape="id3" draw:start-glue-point="2" svg:d="M19029 8581v2935h-32v2435" svg:viewBox="0 0 33 5371">
          <text:p/>
        </draw:connector>
        <draw:frame draw:style-name="gr5" draw:text-style-name="P5" draw:layer="layout" svg:width="2.58cm" svg:height="1.289cm" svg:x="8.388cm" svg:y="19.271cm">
          <draw:text-box>
            <text:p text:style-name="P4"><text:span text:style-name="T2">AXI4</text:span></text:p>
          </draw:text-box>
        </draw:frame>
        <draw:frame draw:style-name="gr6" draw:text-style-name="P6" draw:layer="layout" svg:width="4.291cm" svg:height="1.558cm" svg:x="21.096cm" svg:y="8.723cm">
          <draw:text-box>
            <text:p text:style-name="P4"><text:span text:style-name="T3">interrupt</text:span></text:p>
          </draw:text-box>
        </draw:frame>
        <draw:custom-shape draw:style-name="gr7" draw:text-style-name="P7" xml:id="id4" draw:id="id4" draw:layer="layout" svg:width="6.349cm" svg:height="4.117cm" svg:x="0.976cm" svg:y="18.906cm">
          <draw:glue-point draw:id="4" svg:x="4.942cm" svg:y="3.765cm"/>
          <draw:glue-point draw:id="5" svg:x="4.98cm" svg:y="-3.684cm"/>
          <text:p text:style-name="P2"><text:span text:style-name="T1">External</text:span></text:p>
          <text:p text:style-name="P2"><text:span text:style-name="T1">Memory</text:span></text:p>
          <text:p text:style-name="P2"><text:span text:style-name="T1">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7.325cm" svg:y1="20.964cm" svg:x2="11.999cm" svg:y2="21.006cm" draw:start-shape="id4" draw:start-glue-point="1" draw:end-shape="id1" draw:end-glue-point="3" svg:d="M7325 20964h2336v42h2338" svg:viewBox="0 0 4675 43">
          <text:p/>
        </draw:connector>
        <draw:custom-shape draw:style-name="gr8" draw:text-style-name="P7" xml:id="id3" draw:id="id3" draw:layer="layout" svg:width="8.958cm" svg:height="4.939cm" svg:x="14.55cm" svg:y="3.642cm">
          <draw:glue-point draw:id="4" svg:x="2.175cm" svg:y="5.001cm"/>
          <text:p text:style-name="P2"><text:span text:style-name="T1">Control Proc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" draw:layer="layout" svg:x1="46.231cm" svg:y1="26.603cm" svg:x2="43.987cm" svg:y2="22.975cm" draw:start-shape="id5" draw:start-glue-point="5" draw:end-shape="id6" draw:end-glue-point="7" svg:d="M46231 26603h-1121v-3628h-1123" svg:viewBox="0 0 2245 3629">
          <text:p/>
        </draw:connector>
        <draw:connector draw:style-name="gr10" draw:text-style-name="P1" draw:layer="layout" draw:line-skew="0.285cm" svg:x1="47.885cm" svg:y1="14.371cm" svg:x2="25.995cm" svg:y2="19.997cm" draw:start-shape="id7" draw:start-glue-point="9" draw:end-shape="id1" draw:end-glue-point="8" svg:d="M47885 14371h1107v5626h-22997" svg:viewBox="0 0 22998 5627">
          <text:p/>
        </draw:connector>
        <draw:connector draw:style-name="gr10" draw:text-style-name="P1" draw:layer="layout" svg:x1="25.995cm" svg:y1="24.018cm" svg:x2="41.547cm" svg:y2="34.102cm" draw:start-shape="id1" draw:start-glue-point="4" draw:end-shape="id8" draw:end-glue-point="5" svg:d="M25995 24018h15552v10084" svg:viewBox="0 0 15553 10085">
          <text:p/>
        </draw:connector>
        <draw:connector draw:style-name="gr11" draw:text-style-name="P1" draw:layer="layout" svg:x1="47.91cm" svg:y1="27.271cm" svg:x2="51.359cm" svg:y2="27.29cm" draw:start-shape="id5" draw:start-glue-point="9" draw:end-shape="id9" draw:end-glue-point="3" svg:d="M47910 27271h1886v19h1563" svg:viewBox="0 0 3450 20">
          <text:p/>
        </draw:connector>
        <draw:connector draw:style-name="gr10" draw:text-style-name="P1" draw:layer="layout" draw:line-skew="2.713cm" svg:x1="25.995cm" svg:y1="16.991cm" svg:x2="40.656cm" svg:y2="7.475cm" draw:start-shape="id1" draw:start-glue-point="14" draw:end-shape="id10" draw:end-glue-point="7" svg:d="M25995 16991h10037v-9516h4624" svg:viewBox="0 0 14662 9517">
          <text:p/>
        </draw:connector>
        <draw:connector draw:style-name="gr10" draw:text-style-name="P1" draw:layer="layout" draw:line-skew="0.238cm" svg:x1="25.995cm" svg:y1="22.015cm" svg:x2="47.874cm" svg:y2="26.058cm" draw:start-shape="id1" draw:start-glue-point="9" draw:end-shape="id5" draw:end-glue-point="8" svg:d="M25995 22015h22975v4043h-1096" svg:viewBox="0 0 22976 4044">
          <text:p/>
        </draw:connector>
        <draw:connector draw:style-name="gr12" draw:text-style-name="P1" draw:layer="layout" svg:x1="13.999cm" svg:y1="32.134cm" svg:x2="14.024cm" svg:y2="27.954cm" svg:d="M13999 32134v-2090h25v-2090" svg:viewBox="0 0 26 4181">
          <text:p/>
        </draw:connector>
        <draw:connector draw:style-name="gr12" draw:text-style-name="P1" draw:layer="layout" svg:x1="15.983cm" svg:y1="32.134cm" svg:x2="15.995cm" svg:y2="27.981cm" svg:d="M15983 32134v-2076h12v-2077" svg:viewBox="0 0 13 4154">
          <text:p/>
        </draw:connector>
        <draw:connector draw:style-name="gr12" draw:text-style-name="P1" draw:layer="layout" svg:x1="18.006cm" svg:y1="32.134cm" svg:x2="18.007cm" svg:y2="27.981cm" svg:d="M18006 32134v-2076h1v-2077" svg:viewBox="0 0 2 4154">
          <text:p/>
        </draw:connector>
        <draw:connector draw:style-name="gr12" draw:text-style-name="P1" draw:layer="layout" svg:x1="20.002cm" svg:y1="32.134cm" svg:x2="20.001cm" svg:y2="27.982cm" svg:d="M20002 32134v-2076h-1v-2076" svg:viewBox="0 0 2 4153">
          <text:p/>
        </draw:connector>
        <draw:frame draw:style-name="gr13" draw:text-style-name="P8" draw:layer="layout" svg:width="1.277cm" svg:height="0.962cm" svg:x="12.497cm" svg:y="28.24cm">
          <draw:text-box>
            <text:p>clk</text:p>
          </draw:text-box>
        </draw:frame>
        <draw:frame draw:style-name="gr14" draw:text-style-name="P8" draw:layer="layout" svg:width="1.209cm" svg:height="0.962cm" svg:x="14.522cm" svg:y="28.224cm">
          <draw:text-box>
            <text:p>rst</text:p>
          </draw:text-box>
        </draw:frame>
        <draw:frame draw:style-name="gr15" draw:text-style-name="P8" draw:layer="layout" svg:width="1.806cm" svg:height="0.962cm" svg:x="16.232cm" svg:y="28.219cm">
          <draw:text-box>
            <text:p>mclk</text:p>
          </draw:text-box>
        </draw:frame>
        <draw:frame draw:style-name="gr16" draw:text-style-name="P8" draw:layer="layout" svg:width="1.738cm" svg:height="0.962cm" svg:x="18.288cm" svg:y="28.156cm">
          <draw:text-box>
            <text:p>mrst</text:p>
          </draw:text-box>
        </draw:frame>
        <draw:frame draw:style-name="gr17" draw:text-style-name="P8" draw:layer="layout" svg:width="1.704cm" svg:height="0.962cm" svg:x="20.328cm" svg:y="28.13cm">
          <draw:text-box>
            <text:p>txrst</text:p>
          </draw:text-box>
        </draw:frame>
        <draw:frame draw:style-name="gr16" draw:text-style-name="P8" draw:layer="layout" svg:width="1.738cm" svg:height="0.962cm" svg:x="22.222cm" svg:y="28.153cm">
          <draw:text-box>
            <text:p>rxrst</text:p>
          </draw:text-box>
        </draw:frame>
        <draw:connector draw:style-name="gr12" draw:text-style-name="P1" draw:layer="layout" svg:x1="21.984cm" svg:y1="31.943cm" svg:x2="21.986cm" svg:y2="27.982cm" svg:d="M21984 31943v-1980h2v-1981" svg:viewBox="0 0 3 3962">
          <text:p/>
        </draw:connector>
        <draw:connector draw:style-name="gr12" draw:text-style-name="P1" draw:layer="layout" svg:x1="24.005cm" svg:y1="31.847cm" svg:x2="23.988cm" svg:y2="27.99cm" draw:end-shape="id1" draw:end-glue-point="23" svg:d="M24005 31847v-1678h-17v-2179" svg:viewBox="0 0 18 3858">
          <text:p/>
        </draw:connector>
        <draw:connector draw:style-name="gr10" draw:text-style-name="P1" draw:layer="layout" draw:line-skew="0.71cm" svg:x1="25.995cm" svg:y1="15.951cm" svg:x2="40.62cm" svg:y2="3.367cm" draw:start-shape="id1" draw:start-glue-point="15" draw:end-shape="id11" draw:end-glue-point="7" svg:d="M25995 15951h8016v-12584h6609" svg:viewBox="0 0 14626 12585">
          <text:p/>
        </draw:connector>
        <draw:frame draw:style-name="gr18" draw:text-style-name="P5" draw:layer="layout" svg:width="4.041cm" svg:height="1.289cm" svg:x="26.39cm" svg:y="13.678cm">
          <draw:text-box>
            <text:p text:style-name="P4"><text:span text:style-name="T2">TX DATA</text:span></text:p>
          </draw:text-box>
        </draw:frame>
        <draw:frame draw:style-name="gr19" draw:text-style-name="P5" draw:layer="layout" svg:width="4.134cm" svg:height="1.289cm" svg:x="25.912cm" svg:y="27.187cm">
          <draw:text-box>
            <text:p text:style-name="P4"><text:span text:style-name="T2">RX DATA</text:span></text:p>
          </draw:text-box>
        </draw:frame>
        <draw:frame draw:style-name="gr20" draw:text-style-name="P9" xml:id="id14" draw:id="id14" draw:layer="layout" svg:width="2.998cm" svg:height="1.062cm" svg:x="50.702cm" svg:y="2.749cm">
          <draw:text-box>
            <text:p><text:span text:style-name="T4">tx fsync</text:span></text:p>
          </draw:text-box>
        </draw:frame>
        <draw:frame draw:style-name="gr21" draw:text-style-name="P9" xml:id="id12" draw:id="id12" draw:layer="layout" svg:width="2.613cm" svg:height="1.062cm" svg:x="50.721cm" svg:y="6.835cm">
          <draw:text-box>
            <text:p><text:span text:style-name="T4">tx bclk</text:span></text:p>
          </draw:text-box>
        </draw:frame>
        <draw:connector draw:style-name="gr22" draw:text-style-name="P1" draw:layer="layout" svg:x1="25.985cm" svg:y1="17.992cm" svg:x2="41.541cm" svg:y2="3.925cm" draw:start-shape="id1" draw:start-glue-point="5" draw:end-shape="id11" draw:end-glue-point="9" svg:d="M25985 17992h15556v-14067" svg:viewBox="0 0 15557 14068">
          <text:p/>
        </draw:connector>
        <draw:connector draw:style-name="gr22" draw:text-style-name="P1" draw:layer="layout" svg:x1="25.985cm" svg:y1="17.992cm" svg:x2="41.577cm" svg:y2="8.033cm" draw:start-shape="id1" draw:start-glue-point="5" draw:end-shape="id10" draw:end-glue-point="9" svg:d="M25985 17992h15592v-9959" svg:viewBox="0 0 15593 9960">
          <text:p/>
        </draw:connector>
        <draw:connector draw:style-name="gr23" draw:text-style-name="P1" draw:layer="layout" svg:x1="20.995cm" svg:y1="13.997cm" svg:x2="20.977cm" svg:y2="8.58cm" draw:end-shape="id3" draw:end-glue-point="4" svg:d="M20995 13997v-2458h-18v-2959" svg:viewBox="0 0 19 5418">
          <text:p/>
        </draw:connector>
        <draw:frame draw:style-name="gr24" draw:text-style-name="P9" xml:id="id13" draw:id="id13" draw:layer="layout" svg:width="3.032cm" svg:height="1.062cm" svg:x="50.245cm" svg:y="38.183cm">
          <draw:text-box>
            <text:p><text:span text:style-name="T4">rx fsync</text:span></text:p>
          </draw:text-box>
        </draw:frame>
        <draw:frame draw:style-name="gr25" draw:text-style-name="P9" xml:id="id9" draw:id="id9" draw:layer="layout" svg:width="2.825cm" svg:height="1.062cm" svg:x="51.359cm" svg:y="26.759cm">
          <draw:text-box>
            <text:p><text:span text:style-name="T4">rx <text:s/>bclk</text:span></text:p>
          </draw:text-box>
        </draw:frame>
        <draw:connector draw:style-name="gr26" draw:text-style-name="P1" draw:layer="layout" svg:x1="50.721cm" svg:y1="7.366cm" svg:x2="42.509cm" svg:y2="7.392cm" draw:start-shape="id12" draw:start-glue-point="3" draw:end-shape="id10" draw:end-glue-point="4" svg:d="M50721 7366h-4106v26h-4106" svg:viewBox="0 0 8213 27">
          <text:p/>
        </draw:connector>
        <draw:connector draw:style-name="gr27" draw:text-style-name="P1" draw:layer="layout" draw:line-skew="0.288cm" svg:x1="47.91cm" svg:y1="27.271cm" svg:x2="42.467cm" svg:y2="34.661cm" draw:start-shape="id5" draw:start-glue-point="9" draw:end-shape="id8" draw:end-glue-point="4" svg:d="M47910 27271h1110v7390h-6553" svg:viewBox="0 0 6554 7391">
          <text:p/>
        </draw:connector>
        <draw:connector draw:style-name="gr28" draw:text-style-name="P1" draw:layer="layout" svg:x1="42.503cm" svg:y1="38.769cm" svg:x2="50.245cm" svg:y2="38.714cm" draw:start-shape="id2" draw:start-glue-point="4" draw:end-shape="id13" draw:end-glue-point="3" svg:d="M42503 38769h3871v-55h3871" svg:viewBox="0 0 7743 56">
          <text:p/>
        </draw:connector>
        <draw:connector draw:style-name="gr29" draw:text-style-name="P10" draw:layer="layout" draw:line-skew="0cm -7.718cm" svg:x1="42.473cm" svg:y1="3.284cm" svg:x2="24.991cm" svg:y2="14.043cm" draw:start-shape="id11" draw:start-glue-point="4" draw:end-shape="id1" draw:end-glue-point="17" svg:d="M42473 3284h500v-1706h-17982v12465" svg:viewBox="0 0 17983 12466">
          <text:p/>
        </draw:connector>
        <draw:connector draw:style-name="gr30" draw:text-style-name="P1" draw:layer="layout" svg:x1="25.995cm" svg:y1="14.958cm" svg:x2="30.98cm" svg:y2="14.961cm" draw:start-shape="id1" draw:start-glue-point="16" svg:d="M25995 14958h2743v3h2242" svg:viewBox="0 0 4986 4">
          <text:p/>
        </draw:connector>
        <draw:connector draw:style-name="gr29" draw:text-style-name="P10" draw:layer="layout" draw:line-skew="0cm 8.165cm" svg:x1="42.503cm" svg:y1="38.769cm" svg:x2="24.98cm" svg:y2="27.99cm" draw:start-shape="id2" draw:start-glue-point="4" draw:end-shape="id1" draw:end-glue-point="20" svg:d="M42503 38769h500v2218h-18023v-12997" svg:viewBox="0 0 18024 12998">
          <text:p/>
        </draw:connector>
        <draw:connector draw:style-name="gr31" draw:text-style-name="P1" draw:layer="layout" svg:x1="25.92cm" svg:y1="27.053cm" svg:x2="30.874cm" svg:y2="27.053cm" svg:d="M25920 27053h4954" svg:viewBox="0 0 4955 1">
          <text:p/>
        </draw:connector>
        <draw:custom-shape draw:style-name="gr32" draw:text-style-name="P1" xml:id="id11" draw:id="id11" draw:layer="layout" svg:width="2.4cm" svg:height="1.852cm" draw:transform="skewX (-0.0544542726622231) rotate (-1.58039563768087) translate (42.484cm 2.08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2" draw:text-style-name="P1" xml:id="id10" draw:id="id10" draw:layer="layout" svg:width="2.4cm" svg:height="1.852cm" draw:transform="skewX (-0.0544542726622231) rotate (-1.58039563768087) translate (42.52cm 6.19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9" draw:text-style-name="P10" draw:layer="layout" svg:x1="42.473cm" svg:y1="3.284cm" svg:x2="50.702cm" svg:y2="3.28cm" draw:start-shape="id11" draw:start-glue-point="4" draw:end-shape="id14" draw:end-glue-point="3" svg:d="M42473 3284h4115v-4h4114" svg:viewBox="0 0 8230 5">
          <text:p/>
        </draw:connector>
        <draw:custom-shape draw:style-name="gr33" draw:text-style-name="P1" xml:id="id7" draw:id="id7" draw:layer="layout" svg:width="2cm" svg:height="2.3cm" draw:transform="rotate (-3.14159265358979) translate (48.205cm 14.853cm)">
          <draw:glue-point draw:id="8" svg:x="3.22cm" svg:y="-2.373cm"/>
          <draw:glue-point draw:id="9" svg:x="3.4cm" svg:y="2.908cm"/>
          <text:p/>
          <draw:enhanced-geometry svg:viewBox="0 0 21600 21600" draw:mirror-horizontal="true" draw:glue-points="21600 0 0 10800 21600 21600 ?f0 10800" draw:text-areas="?f1 ?f10 21600 ?f11" draw:type="moon" draw:modifiers="16904.93441599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path draw:style-name="gr34" draw:text-style-name="P11" draw:layer="layout" svg:width="1.602cm" svg:height="1.392cm" draw:transform="rotate (2.32966548556203) translate (48.4619999999715cm 14.768000000027cm)" svg:viewBox="0 0 1603 1393" svg:d="M0 0c1227 0 1603 1393 1603 1393">
          <text:p/>
        </draw:path>
        <draw:connector draw:style-name="gr35" draw:text-style-name="P10" draw:layer="layout" draw:line-skew="0.285cm" svg:x1="42.509cm" svg:y1="7.392cm" svg:x2="47.849cm" svg:y2="13.158cm" draw:start-shape="id10" draw:start-glue-point="4" draw:end-shape="id7" draw:end-glue-point="8" svg:d="M42509 7392h6483v5766h-1143" svg:viewBox="0 0 6484 5767">
          <text:p/>
        </draw:connector>
        <draw:connector draw:style-name="gr10" draw:text-style-name="P1" draw:layer="layout" svg:x1="46.205cm" svg:y1="13.703cm" svg:x2="43.985cm" svg:y2="18.953cm" draw:end-shape="id15" draw:end-glue-point="7" svg:d="M46205 13703h-858v5250h-1362" svg:viewBox="0 0 2221 5251">
          <text:p/>
        </draw:connector>
        <draw:custom-shape draw:style-name="gr33" draw:text-style-name="P1" xml:id="id5" draw:id="id5" draw:layer="layout" svg:width="2cm" svg:height="2.3cm" draw:transform="rotate (-3.14159265358979) translate (48.23cm 27.753cm)">
          <draw:glue-point draw:id="8" svg:x="3.22cm" svg:y="-2.373cm"/>
          <draw:glue-point draw:id="9" svg:x="3.4cm" svg:y="2.908cm"/>
          <text:p/>
          <draw:enhanced-geometry svg:viewBox="0 0 21600 21600" draw:mirror-horizontal="true" draw:glue-points="21600 0 0 10800 21600 21600 ?f0 10800" draw:text-areas="?f1 ?f10 21600 ?f11" draw:type="moon" draw:modifiers="16904.93441599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path draw:style-name="gr34" draw:text-style-name="P11" draw:layer="layout" svg:width="1.602cm" svg:height="1.392cm" draw:transform="rotate (2.32966548556203) translate (48.4869999999715cm 27.668000000027cm)" svg:viewBox="0 0 1603 1393" svg:d="M0 0c1227 0 1603 1393 1603 1393">
          <text:p/>
        </draw:path>
        <draw:custom-shape draw:style-name="gr32" draw:text-style-name="P1" xml:id="id8" draw:id="id8" draw:layer="layout" svg:width="2.4cm" svg:height="1.852cm" draw:transform="skewX (-0.0544542726622231) rotate (-1.58039563768087) translate (42.478cm 33.46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2" draw:text-style-name="P1" xml:id="id2" draw:id="id2" draw:layer="layout" svg:width="2.4cm" svg:height="1.852cm" draw:transform="skewX (-0.0544542726622231) rotate (-1.58039563768087) translate (42.514cm 37.5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6" draw:text-style-name="P12" xml:id="id15" draw:id="id15" draw:layer="layout" svg:width="0.767cm" svg:height="1cm" draw:transform="skewX (-0.0549778714378214) rotate (-1.58039563768087) translate (43.986cm 18.634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" draw:text-style-name="P1" draw:layer="layout" svg:x1="42.984cm" svg:y1="19.019cm" svg:x2="25.995cm" svg:y2="18.994cm" draw:start-shape="id15" draw:start-glue-point="4" draw:end-shape="id1" draw:end-glue-point="6" svg:d="M42984 19019h-8495v-25h-8494" svg:viewBox="0 0 16990 26">
          <text:p/>
        </draw:connector>
        <draw:custom-shape draw:style-name="gr36" draw:text-style-name="P12" xml:id="id6" draw:id="id6" draw:layer="layout" svg:width="0.767cm" svg:height="1cm" draw:transform="skewX (-0.0549778714378214) rotate (-1.58039563768087) translate (43.988cm 22.656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" draw:text-style-name="P1" draw:layer="layout" svg:x1="42.986cm" svg:y1="23.041cm" svg:x2="25.995cm" svg:y2="22.999cm" draw:start-shape="id6" draw:start-glue-point="4" draw:end-shape="id1" draw:end-glue-point="7" svg:d="M42986 23041h-8496v-42h-8495" svg:viewBox="0 0 16992 43">
          <text:p/>
        </draw:connector>
        <draw:frame draw:style-name="gr37" draw:text-style-name="P8" draw:layer="layout" svg:width="3.326cm" svg:height="0.962cm" svg:x="24.993cm" svg:y="11.381cm">
          <draw:text-box>
            <text:p>tx fsync in</text:p>
          </draw:text-box>
        </draw:frame>
        <draw:frame draw:style-name="gr38" draw:text-style-name="P8" draw:layer="layout" svg:width="2.97cm" svg:height="0.962cm" svg:x="25.933cm" svg:y="18.146cm">
          <draw:text-box>
            <text:p>tx bclk in</text:p>
          </draw:text-box>
        </draw:frame>
        <draw:frame draw:style-name="gr39" draw:text-style-name="P8" draw:layer="layout" svg:width="4.202cm" svg:height="0.962cm" svg:x="47.979cm" svg:y="20.446cm">
          <draw:text-box>
            <text:p>invert if slave</text:p>
          </draw:text-box>
        </draw:frame>
        <draw:connector draw:style-name="gr1" draw:text-style-name="P1" draw:layer="layout" draw:line-skew="2.733cm" svg:x1="25.995cm" svg:y1="25.002cm" svg:x2="40.614cm" svg:y2="34.744cm" draw:start-shape="id1" draw:start-glue-point="18" draw:end-shape="id8" draw:end-glue-point="7" svg:d="M25995 25002h10036v9742h4583" svg:viewBox="0 0 14620 9743">
          <text:p/>
        </draw:connector>
        <draw:connector draw:style-name="gr1" draw:text-style-name="P1" draw:layer="layout" draw:line-skew="0.695cm" svg:x1="25.995cm" svg:y1="26.041cm" svg:x2="40.65cm" svg:y2="38.852cm" draw:start-shape="id1" draw:start-glue-point="19" draw:end-shape="id2" draw:end-glue-point="7" svg:d="M25995 26041h8016v12811h6639" svg:viewBox="0 0 14656 12812">
          <text:p/>
        </draw:connector>
        <draw:custom-shape draw:style-name="gr40" draw:text-style-name="P7" draw:layer="layout" svg:width="4.39cm" svg:height="4.532cm" svg:x="3.149cm" svg:y="3.207cm">
          <draw:glue-point draw:id="4" svg:x="4.997cm" svg:y="-2.483cm"/>
          <draw:glue-point draw:id="5" svg:x="4.997cm" svg:y="2.542cm"/>
          <text:p text:style-name="P2"><text:span text:style-name="T1">Test</text:span></text:p>
          <text:p text:style-name="P2"><text:span text:style-name="T1">Case</text:span></text:p>
          <text:p text:style-name="P2"><text:span text:style-name="T1">Fi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7" draw:layer="layout" svg:width="4.39cm" svg:height="4.532cm" svg:x="3.449cm" svg:y="3.507cm">
          <draw:glue-point draw:id="4" svg:x="4.997cm" svg:y="-2.483cm"/>
          <draw:glue-point draw:id="5" svg:x="4.997cm" svg:y="2.542cm"/>
          <text:p text:style-name="P2"><text:span text:style-name="T1">Test</text:span></text:p>
          <text:p text:style-name="P2"><text:span text:style-name="T1">Case</text:span></text:p>
          <text:p text:style-name="P2"><text:span text:style-name="T1">Fi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7" xml:id="id16" draw:id="id16" draw:layer="layout" svg:width="4.39cm" svg:height="4.532cm" svg:x="3.749cm" svg:y="3.807cm">
          <draw:glue-point draw:id="4" svg:x="4.997cm" svg:y="-2.483cm"/>
          <draw:glue-point draw:id="5" svg:x="4.997cm" svg:y="2.542cm"/>
          <text:p text:style-name="P2"><text:span text:style-name="T1">Test</text:span></text:p>
          <text:p text:style-name="P2"><text:span text:style-name="T1">Case</text:span></text:p>
          <text:p text:style-name="P2"><text:span text:style-name="T1">Fi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1" draw:layer="layout" svg:x1="8.139cm" svg:y1="6.073cm" svg:x2="14.55cm" svg:y2="6.111cm" draw:start-shape="id16" draw:start-glue-point="1" draw:end-shape="id3" draw:end-glue-point="3" svg:d="M8139 6073h3206v38h3205" svg:viewBox="0 0 6412 39">
          <text:p/>
        </draw:connector>
        <draw:custom-shape draw:style-name="gr42" draw:text-style-name="P7" draw:layer="layout" svg:width="10.755cm" svg:height="2.342cm" svg:x="13.679cm" svg:y="31.91cm">
          <draw:glue-point draw:id="4" svg:x="4.997cm" svg:y="-2.483cm"/>
          <draw:glue-point draw:id="5" svg:x="4.997cm" svg:y="2.542cm"/>
          <draw:glue-point draw:id="6" svg:x="-3.558cm" svg:y="-5.002cm"/>
          <draw:glue-point draw:id="7" svg:x="-2.146cm" svg:y="-5.002cm"/>
          <draw:glue-point draw:id="8" svg:x="-0.706cm" svg:y="-5.002cm"/>
          <draw:glue-point draw:id="9" svg:x="0.716cm" svg:y="-5.002cm"/>
          <draw:glue-point draw:id="10" svg:x="3.559cm" svg:y="-4.991cm"/>
          <text:p text:style-name="P2"><text:span text:style-name="T1">Clock and Reset Gen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8" draw:layer="layout" svg:width="3.004cm" svg:height="0.962cm" svg:x="25.933cm" svg:y="22.046cm">
          <draw:text-box>
            <text:p>rx bclk in</text:p>
          </draw:text-box>
        </draw:frame>
        <draw:frame draw:style-name="gr44" draw:text-style-name="P8" draw:layer="layout" svg:width="3.393cm" svg:height="0.962cm" svg:x="25.933cm" svg:y="24.146cm">
          <draw:text-box>
            <text:p>rx bclk out</text:p>
          </draw:text-box>
        </draw:frame>
        <draw:frame draw:style-name="gr45" draw:text-style-name="P8" draw:layer="layout" svg:width="3.749cm" svg:height="0.962cm" svg:x="25.933cm" svg:y="25.146cm">
          <draw:text-box>
            <text:p>rx fsync out</text:p>
          </draw:text-box>
        </draw:frame>
        <draw:frame draw:style-name="gr46" draw:text-style-name="P8" draw:layer="layout" svg:width="3.36cm" svg:height="0.962cm" svg:x="25.934cm" svg:y="16.046cm">
          <draw:text-box>
            <text:p>tx bclk out</text:p>
          </draw:text-box>
        </draw:frame>
        <draw:frame draw:style-name="gr47" draw:text-style-name="P8" draw:layer="layout" svg:width="3.715cm" svg:height="0.962cm" svg:x="25.969cm" svg:y="15.053cm">
          <draw:text-box>
            <text:p>tx fsync out</text:p>
          </draw:text-box>
        </draw:frame>
        <draw:frame draw:style-name="gr37" draw:text-style-name="P8" draw:layer="layout" svg:width="3.36cm" svg:height="0.962cm" svg:x="25.13cm" svg:y="29.627cm">
          <draw:text-box>
            <text:p>rx fsync in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9T17:27:12.558650166</meta:creation-date>
    <dc:date>2022-02-25T00:59:39.728460834</dc:date>
    <meta:editing-duration>PT16H9M28S</meta:editing-duration>
    <meta:editing-cycles>47</meta:editing-cycles>
    <meta:generator>LibreOffice/6.4.7.2$Linux_X86_64 LibreOffice_project/40$Build-2</meta:generator>
    <meta:document-statistic meta:object-count="75"/>
  </office:meta>
</office:document-meta>
</file>